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1.588cm" style:rel-column-width="900*"/>
    </style:style>
    <style:style style:name="Tableau1.B" style:family="table-column">
      <style:table-column-properties style:column-width="1.561cm" style:rel-column-width="885*"/>
    </style:style>
    <style:style style:name="Tableau1.C" style:family="table-column">
      <style:table-column-properties style:column-width="1.455cm" style:rel-column-width="825*"/>
    </style:style>
    <style:style style:name="Tableau1.D" style:family="table-column">
      <style:table-column-properties style:column-width="2.699cm" style:rel-column-width="1530*"/>
    </style:style>
    <style:style style:name="Tableau1.F" style:family="table-column">
      <style:table-column-properties style:column-width="3.175cm" style:rel-column-width="1800*"/>
    </style:style>
    <style:style style:name="Tableau1.G" style:family="table-column">
      <style:table-column-properties style:column-width="2.566cm" style:rel-column-width="1455*"/>
    </style:style>
    <style:style style:name="Tableau1.H" style:family="table-column">
      <style:table-column-properties style:column-width="2.408cm" style:rel-column-width="1365*"/>
    </style:style>
    <style:style style:name="Tableau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au1.H1" style:family="table-cell">
      <style:table-cell-properties fo:background-color="#b2b2b2"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H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b2b2b2"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39cm" fo:margin-left="-0.016cm" fo:margin-right="-0.023cm" table:align="margins"/>
    </style:style>
    <style:style style:name="Tableau3.A" style:family="table-column">
      <style:table-column-properties style:column-width="3.36cm" style:rel-column-width="12923*"/>
    </style:style>
    <style:style style:name="Tableau3.B" style:family="table-column">
      <style:table-column-properties style:column-width="3.466cm" style:rel-column-width="13330*"/>
    </style:style>
    <style:style style:name="Tableau3.C" style:family="table-column">
      <style:table-column-properties style:column-width="2.249cm" style:rel-column-width="8649*"/>
    </style:style>
    <style:style style:name="Tableau3.D" style:family="table-column">
      <style:table-column-properties style:column-width="1.905cm" style:rel-column-width="7326*"/>
    </style:style>
    <style:style style:name="Tableau3.E" style:family="table-column">
      <style:table-column-properties style:column-width="4.577cm" style:rel-column-width="17604*"/>
    </style:style>
    <style:style style:name="Tableau3.F" style:family="table-column">
      <style:table-column-properties style:column-width="1.483cm" style:rel-column-width="5703*"/>
    </style:style>
    <style:style style:name="Tableau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au3.F1" style:family="table-cell">
      <style:table-cell-properties fo:background-color="#b2b2b2"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ab-stops>
          <style:tab-stop style:position="0cm"/>
          <style:tab-stop style:position="8.5cm" style:type="center"/>
          <style:tab-stop style:position="17cm" style:type="right"/>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Heading">
      <style:paragraph-properties fo:text-align="center" style:justify-single-word="false"/>
      <style:text-properties fo:color="#ff6600" fo:font-size="22pt" fo:font-weight="bold" style:font-size-asian="22pt" style:font-weight-asian="bold" style:font-size-complex="22pt" style:font-weight-complex="bold"/>
    </style:style>
    <style:style style:name="P6" style:family="paragraph" style:parent-style-name="Heading">
      <style:paragraph-properties fo:text-align="center" style:justify-single-word="false"/>
      <style:text-properties fo:font-size="18pt" fo:font-weight="normal" style:font-size-asian="18pt" style:font-weight-asian="normal" style:font-size-complex="18pt" style:font-weight-complex="normal"/>
    </style:style>
    <style:style style:name="P7" style:family="paragraph" style:parent-style-name="Standard">
      <style:paragraph-properties fo:text-align="start"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8" style:family="paragraph" style:parent-style-name="Text_20_body">
      <style:paragraph-properties fo:text-align="center"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text-properties fo:font-weight="bold"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Heading_20_2">
      <style:text-properties fo:font-weight="normal" style:font-weight-asian="normal" style:font-weight-complex="normal"/>
    </style:style>
    <style:style style:name="P16" style:family="paragraph" style:parent-style-name="Heading_20_2">
      <style:paragraph-properties fo:break-before="page"/>
      <style:text-properties fo:font-weight="normal" style:font-weight-asian="normal" style:font-weight-complex="normal"/>
    </style:style>
    <style:style style:name="P17" style:family="paragraph" style:parent-style-name="Heading_20_1">
      <style:paragraph-properties fo:break-before="page"/>
    </style:style>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L1"/>
    <style:style style:name="P20" style:family="paragraph" style:parent-style-name="Text_20_body">
      <style:text-properties fo:font-weight="bold" style:font-weight-asian="bold" style:font-weight-complex="bold"/>
    </style:style>
    <style:style style:name="P21" style:family="paragraph" style:parent-style-name="Text_20_body" style:list-style-name="L2"/>
    <style:style style:name="P22" style:family="paragraph" style:parent-style-name="Text_20_body" style:list-style-name="L3"/>
    <style:style style:name="T1" style:family="text">
      <style:text-properties style:font-name="Arial"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8"/>
      <text:p text:style-name="P8"/>
      <text:p text:style-name="P8"/>
      <text:p text:style-name="P5">AitalvivemBot</text:p>
      <text:p text:style-name="P6">Documentation</text:p>
      <text:p text:style-name="P8"/>
      <text:p text:style-name="P8"/>
      <text:p text:style-name="P8"/>
      <text:p text:style-name="P8"/>
      <text:p text:style-name="P8"/>
      <text:p text:style-name="P8"/>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Présentation<text:tab/>2</text:p>
          <text:p text:style-name="P11">Avant utilisation<text:tab/>2</text:p>
          <text:p text:style-name="P11">Détail du programme principal du Bot<text:tab/>3</text:p>
          <text:p text:style-name="P11">Détail des fonctions utilisées par le Bot<text:tab/>5</text:p>
          <text:p text:style-name="P12">coApi<text:tab/>5</text:p>
          <text:p text:style-name="P12">chercheLex<text:tab/>5</text:p>
          <text:p text:style-name="P12">createLex<text:tab/>5</text:p>
          <text:p text:style-name="P12">createForm<text:tab/>5</text:p>
          <text:p text:style-name="P12">getCat<text:tab/>5</text:p>
          <text:p text:style-name="P12">detailCat<text:tab/>5</text:p>
          <text:p text:style-name="P12">setDial<text:tab/>6</text:p>
          <text:p text:style-name="P12">getLex<text:tab/>6</text:p>
          <text:p text:style-name="P12">getQidCat<text:tab/>6</text:p>
          <text:p text:style-name="P11">Présentation des fichiers<text:tab/>7</text:p>
          <text:p text:style-name="P12">maindata.csv<text:tab/>7</text:p>
          <text:p text:style-name="P12">catGenToWikidataCode.csv<text:tab/>7</text:p>
          <text:p text:style-name="P12">detailCat.csv<text:tab/>8</text:p>
          <text:p text:style-name="P11">Problèmes connus<text:tab/>9</text:p>
          <text:p text:style-name="P12">Lexèmes récemment crées introuvable<text:tab/>9</text:p>
        </text:index-body>
      </text:table-of-content>
      <text:p text:style-name="P8"/>
      <text:h text:style-name="P17" text:outline-level="1">Présentation</text:h>
      <text:p text:style-name="Text_20_body"><text:tab/>AitalvivemBot est un robot chargé de transférer des données lexicographiques dans la base de connaissance de Wikidata. Il se compose de deux fichiers : main.py contenant l'algorithme principal et APIfunction.py (placé dans le dossier <text:span text:style-name="T2">functionsmain</text:span><text:span text:style-name="T3">)</text:span> contenant l’ensemble des fonctions utilisées par le programme.</text:p>
      <text:p text:style-name="Text_20_body"><text:tab/>Le fonctionnement du bot repose sur le framework <text:a xlink:type="simple" xlink:href="https://www.mediawiki.org/wiki/Manual:Pywikibot/Installation/fr" text:style-name="Internet_20_link" text:visited-style-name="Visited_20_Internet_20_Link"><text:span text:style-name="T3">pywikibot</text:span></text:a><text:span text:style-name="T2"> </text:span><text:span text:style-name="T3">de wikidata</text:span><text:span text:style-name="T3">.</text:span></text:p>
      <text:p text:style-name="P9"/>
      <text:h text:style-name="Heading_20_1" text:outline-level="1">Avant utilisation</text:h>
      <text:p text:style-name="Text_20_body"><text:tab/>Voici une série d’éléments obligatoires à renseigner/installer avant le lancement du Bot pour s'assurer de son bon fonctionnement.</text:p>
      <text:p text:style-name="Text_20_body"><text:tab/>Après avoir téléchargé le framework <text:span text:style-name="T2">pywikibot</text:span><text:span text:style-name="T3">, placez le fichier main.py et le dossier functionsmain (contenant APIfunction.py) dans le dossier </text:span><text:span text:style-name="T2">core_stable </text:span><text:span text:style-name="T3">du framework. Renseignez ensuite les informations suivantes :</text:span></text:p>
      <text:p text:style-name="P9"/>
      <text:p text:style-name="Text_20_body">Dans <text:span text:style-name="T2">main.py</text:span> :</text:p>
      <text:list xml:id="list3076785646141706721" text:style-name="L1">
        <text:list-item>
          <text:p text:style-name="P19">renseigner le chemin d'accès au fichier « <text:a xlink:type="simple" xlink:href="#5.1.maindata.csv|outline" text:style-name="Internet_20_link" text:visited-style-name="Visited_20_Internet_20_Link"><text:span text:style-name="T3">maindata.csv</text:span></text:a> » <text:span text:style-name="T2">ligne 7</text:span> et le séparateur <text:span text:style-name="T2">ligne 12</text:span></text:p>
        </text:list-item>
      </text:list>
      <text:p text:style-name="P10"/>
      <text:p text:style-name="Text_20_body">Dans <text:span text:style-name="T2">APIfunction.py</text:span> :</text:p>
      <text:list xml:id="list864182205820305014" text:style-name="L2">
        <text:list-item>
          <text:p text:style-name="P21">renseigner <text:span text:style-name="T2">USER_NAME </text:span>et <text:span text:style-name="T2">USER_PASS ligne 15</text:span> et <text:span text:style-name="T2">16</text:span><text:span text:style-name="T3"> (variables correspondant respectivement à nom d'utilisateur et au mot de passe de votre compte « Bot » de Wikidata)</text:span></text:p>
        </text:list-item>
        <text:list-item>
          <text:p text:style-name="P21">renseigner le chemin d’accès au fichier « <text:a xlink:type="simple" xlink:href="#5.2.catGenToWikidataCode.csv|outline" text:style-name="Internet_20_link" text:visited-style-name="Visited_20_Internet_20_Link"><text:span text:style-name="T3">catGenToWikidataCode.csv</text:span></text:a> »<text:span text:style-name="T2"> ligne 240</text:span> et le séparateur <text:span text:style-name="T2">ligne 246</text:span></text:p>
        </text:list-item>
        <text:list-item>
          <text:p text:style-name="P21">renseigner le chemin d'accès au fichier « <text:a xlink:type="simple" xlink:href="#5.3.detailCat.csv|outline" text:style-name="Internet_20_link" text:visited-style-name="Visited_20_Internet_20_Link"><text:span text:style-name="T3">detailCat.csv</text:span></text:a> » <text:span text:style-name="T2">ligne 271</text:span> et le séparateur<text:span text:style-name="T2"> ligne 275</text:span></text:p>
        </text:list-item>
      </text:list>
      <text:p text:style-name="P10"/>
      <text:p text:style-name="Text_20_body"><text:tab/>Vous trouverez le détail des fichiers dans la section « <text:a xlink:type="simple" xlink:href="#5.Présentation des fichiers|outline" text:style-name="Internet_20_link" text:visited-style-name="Visited_20_Internet_20_Link">Présentation des fichiers</text:a> ».</text:p>
      <text:p text:style-name="Text_20_body"><text:tab/>Pour éviter toute mauvaise surprise il est aussi conseillé de regarder en détail la section <text:a xlink:type="simple" xlink:href="#6.Problèmes connus|outline" text:style-name="Internet_20_link" text:visited-style-name="Visited_20_Internet_20_Link">Problèmes connus</text:a> de ce document.</text:p>
      <text:h text:style-name="P17" text:outline-level="1">Détail du programme principal du Bot</text:h>
      <text:p text:style-name="Text_20_body"><text:tab/>Voici l'algorithme (en pseudo code) du programme principal.</text:p>
      <text:p text:style-name="Text_20_body"/>
      <text:p text:style-name="Text_20_body">DEBUT</text:p>
      <text:p text:style-name="Text_20_body"><text:tab/>ouverture du fichier maindata.csv</text:p>
      <text:p text:style-name="Text_20_body"><text:tab/>POUR CHAQUE ligne DANS maindata.csv</text:p>
      <text:p text:style-name="Text_20_body"><text:tab/><text:tab/>on récupère l'identifiant du lexème correspondant ( si il n'existe pas on le <text:tab/><text:tab/><text:tab/>crée )</text:p>
      <text:p text:style-name="Text_20_body"><text:tab/><text:tab/>on récupère les données du lexème</text:p>
      <text:p text:style-name="Text_20_body"><text:tab/><text:tab/>on récupère le détail des catégories grammaticales (catGram) de la forme à <text:tab/><text:tab/>insérer</text:p>
      <text:p text:style-name="Text_20_body"><text:tab/><text:tab/></text:p>
      <text:p text:style-name="Text_20_body"><text:tab/><text:tab/>POUR CHAQUE forme DANS lexème</text:p>
      <text:p text:style-name="Text_20_body"><text:tab/><text:tab/><text:tab/>SI la forme à insérer correspond à une (ou plusieurs) forme(s) du <text:tab/><text:tab/><text:tab/><text:tab/>lexème <text:s/>ALORS</text:p>
      <text:p text:style-name="Text_20_body"><text:tab/><text:tab/><text:tab/><text:tab/>on récupère la (les) forme(s) correspondantes dans une liste </text:p>
      <text:p text:style-name="Text_20_body"><text:tab/><text:tab/><text:tab/><text:tab/>on retiens que la forme existe</text:p>
      <text:p text:style-name="Text_20_body"><text:tab/><text:tab/><text:tab/>FIN SI</text:p>
      <text:p text:style-name="Text_20_body"><text:tab/><text:tab/>FIN POUR</text:p>
      <text:p text:style-name="Text_20_body"><text:tab/><text:tab/></text:p>
      <text:p text:style-name="Text_20_body"><text:tab/><text:tab/>SI la forme existe ALORS</text:p>
      <text:p text:style-name="Text_20_body"><text:tab/><text:tab/><text:tab/>POUR CHAQUE formes DANS les formes correspondantes</text:p>
      <text:p text:style-name="Text_20_body"><text:tab/><text:tab/><text:tab/><text:tab/>SI catGram de la forme à insérer == <text:s/>catGram de la forme <text:tab/><text:tab/><text:tab/><text:tab/><text:tab/>existante ALORS</text:p>
      <text:p text:style-name="Text_20_body"><text:tab/><text:tab/><text:tab/><text:tab/><text:tab/>on récupère la forme existante correspondante</text:p>
      <text:p text:style-name="Text_20_body"><text:tab/><text:tab/><text:tab/><text:tab/><text:tab/>on retiens qu'on a trouvé un forme avec même <text:tab/><text:tab/><text:tab/><text:tab/><text:tab/><text:tab/>orthographe et même catGram (memeCat)</text:p>
      <text:p text:style-name="Text_20_body"><text:tab/><text:tab/><text:tab/><text:tab/><text:tab/>BREAK</text:p>
      <text:p text:style-name="Text_20_body"><text:tab/><text:tab/><text:tab/><text:tab/>FIN SI</text:p>
      <text:p text:style-name="Text_20_body"><text:tab/><text:tab/><text:tab/>FIN POUR CHAQUE</text:p>
      <text:p text:style-name="Text_20_body"/>
      <text:p text:style-name="Text_20_body"><text:tab/><text:tab/><text:tab/>SI memeCat ALORS</text:p>
      <text:p text:style-name="Text_20_body"><text:tab/><text:tab/><text:tab/><text:tab/>on vérifie si le dialecte de la forme à insérer existe déjà dans la <text:tab/><text:tab/><text:tab/><text:tab/>forme existante</text:p>
      <text:p text:style-name="Text_20_body"><text:tab/><text:tab/><text:tab/><text:tab/>SI non ALORS</text:p>
      <text:p text:style-name="Text_20_body"><text:tab/><text:tab/><text:tab/><text:tab/><text:tab/>on ajoute le dialecte</text:p>
      <text:p text:style-name="Text_20_body"><text:soft-page-break/><text:tab/><text:tab/><text:tab/><text:tab/>FIN SI</text:p>
      <text:p text:style-name="Text_20_body"><text:tab/><text:tab/><text:tab/>SINON</text:p>
      <text:p text:style-name="Text_20_body"><text:tab/><text:tab/><text:tab/><text:tab/>on ajoute la nouvelle forme</text:p>
      <text:p text:style-name="Text_20_body"><text:tab/><text:tab/><text:tab/>FIN SI</text:p>
      <text:p text:style-name="Text_20_body"><text:tab/><text:tab/>SINON</text:p>
      <text:p text:style-name="Text_20_body"><text:tab/><text:tab/><text:tab/>on ajoute la nouvelle forme</text:p>
      <text:p text:style-name="Text_20_body"><text:tab/><text:tab/>FIN SI</text:p>
      <text:p text:style-name="Text_20_body"><text:tab/>FIN POUR</text:p>
      <text:p text:style-name="Text_20_body"><text:tab/>on referme le fichier maindata.csv</text:p>
      <text:p text:style-name="Text_20_body">FIN</text:p>
      <text:h text:style-name="P17" text:outline-level="1">Détail des fonctions utilisées par le Bot</text:h>
      <text:h text:style-name="Heading_20_2" text:outline-level="2">coApi</text:h>
      <text:p text:style-name="Text_20_body"><text:tab/>Fonction qui connecte le bot a un compte Wikidata et qui demande et retourne un jeton d'autorisation CSRF. </text:p>
      <text:p text:style-name="Text_20_body"><text:tab/>Cette fonction prend en paramètre une URL et une Session. </text:p>
      <text:p text:style-name="Text_20_body"><text:tab/>Pour son fonctionnement il faut renseigner le compte utilisateur du Bot et son mot de passe dans les variables USER_NAME et USER_PASS.</text:p>
      <text:h text:style-name="Heading_20_2" text:outline-level="2">chercheLex</text:h>
      <text:p text:style-name="Text_20_body"><text:tab/>Cette fonction <text:s/>a pour rôle de chercher un lexème dans la base de connaissances Wikidata. Si le lexème est trouvé la fonction retourne l'identifiant du lexème. Si le lexème n'existe pas la fonction appelle la fonction createLex.</text:p>
      <text:p text:style-name="Text_20_body"><text:tab/>Cette fonction prend en paramètres un lemme, une langue, une catégorie lexicale, une catégorie grammaticale et retourne un identifiant de lexème. </text:p>
      <text:h text:style-name="Heading_20_2" text:outline-level="2">createLex</text:h>
      <text:p text:style-name="Text_20_body"><text:tab/>Cette fonction se charge de créer un lexème dans la base de connaissances Wikidata. Si besoin la fonction fait appel à la fonction setDial pour renseigner un dialecte.</text:p>
      <text:p text:style-name="Text_20_body"><text:tab/>Cette fonction prend en paramètres un lemme, une langue, une catégorie lexicale, une catégorie grammaticale et retourne un identifiant de lexème. </text:p>
      <text:h text:style-name="Heading_20_2" text:outline-level="2">createForm</text:h>
      <text:p text:style-name="Text_20_body"><text:tab/>Cette fonction a pour rôle d'ajouter une forme et une catégorie grammaticale à un lexème donné. Si besoin la fonction fait appel à la fonction setDial pour renseigner un dialecte.</text:p>
      <text:p text:style-name="Text_20_body"><text:tab/>Cette fonction prend en paramètres un identifiant de lexème, une forme et une catégorie grammaticale.</text:p>
      <text:h text:style-name="Heading_20_2" text:outline-level="2">getCat</text:h>
      <text:p text:style-name="Text_20_body"><text:tab/>Cette fonction retourne un code de référence Wikidata pour un code de catégorie lexicale telles que définie par Lo Congrès donnée.</text:p>
      <text:p text:style-name="Text_20_body"><text:tab/>Cette fonction utilise le fichier catGenToWikidataCode.csv pour faire correspondre les catégories.</text:p>
      <text:p text:style-name="Text_20_body"><text:tab/>Elle prend en paramètre un code de catégorie lexicale utilisé par Lo Congrès.</text:p>
      <text:h text:style-name="Heading_20_2" text:outline-level="2">detailCat</text:h>
      <text:p text:style-name="Text_20_body"><text:tab/>Cette fonction récupère toutes les catégories grammaticales correspondant à la catégorie détaillée d'une forme et retourne une liste composée des identifiants des items Wikidata correspondants. </text:p>
      <text:p text:style-name="Text_20_body"><text:soft-page-break/><text:tab/>Cette fonction utilise le fichier detailCat.csv.</text:p>
      <text:p text:style-name="Text_20_body"><text:tab/>Elle prend en paramètre un code de catégorie grammaticale utilisé par Lo Congrès.</text:p>
      <text:h text:style-name="Heading_20_2" text:outline-level="2">setDial</text:h>
      <text:p text:style-name="Text_20_body"><text:tab/>Cette fonction ajoute une déclaration à un item Wikidata (lexème ou forme) pour renseigner un dialecte.</text:p>
      <text:p text:style-name="Text_20_body"><text:tab/>La fonction prend en paramètres un identifiant (de lexème ou de forme) et un dialecte.</text:p>
      <text:p text:style-name="Standard"><text:tab/></text:p>
      <text:h text:style-name="Heading_20_2" text:outline-level="2">getLex</text:h>
      <text:p text:style-name="Text_20_body"><text:tab/>Cette fonction à pour rôle d'aller chercher les informations principales d'un lexème. </text:p>
      <text:p text:style-name="Text_20_body"><text:tab/>Elle prend en paramètre l'identifiant d'un lexème et retourne un dictionnaire contenant l'identifiant du lexème, le lemme, la langue, une liste contenant, pour chaque forme du lexème existante, son identifiant, sa représentation, ses catégories grammaticales et les dialectes auxquels elle appartiens.</text:p>
      <text:p text:style-name="Text_20_body"><text:tab/>Structure du dictionnaire retourné :</text:p>
      <text:p text:style-name="Text_20_body"><text:tab/>{ <text:line-break/><text:tab/><text:tab/>'idLex' : <text:tab/># identifiant du lexème, </text:p>
      <text:p text:style-name="Text_20_body"><text:tab/><text:tab/>'lemme' : <text:tab/># le lemme, </text:p>
      <text:p text:style-name="Text_20_body"><text:tab/><text:tab/>'lg' : <text:tab/><text:tab/># la langue du lexème,</text:p>
      <text:p text:style-name="Text_20_body"><text:tab/><text:tab/>'formes ': <text:s/>[<text:tab/># la liste des formes du lexème</text:p>
      <text:p text:style-name="Text_20_body"><text:tab/><text:tab/><text:tab/>{</text:p>
      <text:p text:style-name="Text_20_body"><text:tab/><text:tab/><text:tab/><text:tab/>'idForm' :<text:tab/><text:tab/># identifiant de la forme,</text:p>
      <text:p text:style-name="Text_20_body"><text:tab/><text:tab/><text:tab/><text:tab/>'representation' :<text:tab/># représentation de la forme,</text:p>
      <text:p text:style-name="Text_20_body"><text:tab/><text:tab/><text:tab/><text:tab/>'catGram' : [ ]<text:tab/><text:tab/># catégories grammaticale<text:tab/> de la forme</text:p>
      <text:p text:style-name="Text_20_body"><text:tab/><text:tab/><text:tab/><text:tab/>'dialectes' : [ ]<text:tab/># dialectes déclarés pour la forme</text:p>
      <text:p text:style-name="Text_20_body"><text:tab/><text:tab/><text:tab/>}</text:p>
      <text:p text:style-name="Text_20_body"><text:tab/><text:tab/>]</text:p>
      <text:p text:style-name="Text_20_body"><text:tab/>}</text:p>
      <text:p text:style-name="Text_20_body"/>
      <text:h text:style-name="Heading_20_2" text:outline-level="2">getQidCat</text:h>
      <text:p text:style-name="Text_20_body"><text:tab/>Cette fonction prend en paramètre l'identifiant d'un lexème (L-id) et retourne l'identifiant de l'item Wikidata (Q-id) correspondant à la nature du lexème donné.</text:p>
      <text:h text:style-name="P17" text:outline-level="1">Présentation des fichiers</text:h>
      <text:h text:style-name="Heading_20_2" text:outline-level="2">maindata.csv</text:h>
      <text:p text:style-name="Text_20_body"><text:tab/>maindata.csv est un fichier contenant les informations lexicographiques principales à intégrer dans Wikidata (forme, lemme, catégorie lexicale, catégorie grammaticale et langue).</text:p>
      <text:p text:style-name="Text_20_body"><text:tab/>De plus il est conseillé de mettre tous les lemmes au début du fichier pour éviter d'éventuels problèmes d'enregistrement (voir la section <text:a xlink:type="simple" xlink:href="#6.Problèmes connus|outline" text:style-name="Internet_20_link" text:visited-style-name="Visited_20_Internet_20_Link">Problèmes connus</text:a>)</text:p>
      <text:list xml:id="list3575916815889271496" text:style-name="L3">
        <text:list-item>
          <text:p text:style-name="P22">Les colonnes « catégorie grammaticale » et « catégorie lexicale » contiennent des codes de catégories tels qu'utilisés par Lo Congrès.</text:p>
        </text:list-item>
        <text:list-item>
          <text:p text:style-name="P22">La colonne « Langue » peut prendre les valeurs 'fr', 'oc'</text:p>
        </text:list-item>
        <text:list-item>
          <text:p text:style-name="P22">La colonne renseigne le code Wikidata du dialecte.</text:p>
        </text:list-item>
      </text:list>
      <text:p text:style-name="P10"/>
      <text:p text:style-name="P10"><text:tab/>Exemple :</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B"/>
        <table:table-column table:style-name="Tableau1.F"/>
        <table:table-column table:style-name="Tableau1.G"/>
        <table:table-column table:style-name="Tableau1.H"/>
        <table:table-row>
          <table:table-cell table:style-name="Tableau1.A1" office:value-type="string">
            <text:p text:style-name="P3">Langue</text:p>
          </table:table-cell>
          <table:table-cell table:style-name="Tableau1.A1" office:value-type="string">
            <text:p text:style-name="P3">Code Langue</text:p>
          </table:table-cell>
          <table:table-cell table:style-name="Tableau1.A1" office:value-type="string">
            <text:p text:style-name="P3">Forme</text:p>
          </table:table-cell>
          <table:table-cell table:style-name="Tableau1.A1" office:value-type="string">
            <text:p text:style-name="P2">Catégorie grammaticale</text:p>
          </table:table-cell>
          <table:table-cell table:style-name="Tableau1.A1" office:value-type="string">
            <text:p text:style-name="P3">Lemme</text:p>
          </table:table-cell>
          <table:table-cell table:style-name="Tableau1.A1" office:value-type="string">
            <text:p text:style-name="P2">Catégorie grammaticale du lemme</text:p>
          </table:table-cell>
          <table:table-cell table:style-name="Tableau1.A1" office:value-type="string">
            <text:p text:style-name="P2">Catégorie lexicale</text:p>
          </table:table-cell>
          <table:table-cell table:style-name="Tableau1.H1" office:value-type="string">
            <text:p text:style-name="P2">Dialecte</text:p>
          </table:table-cell>
        </table:table-row>
        <table:table-row>
          <table:table-cell table:style-name="Tableau1.A2" office:value-type="string">
            <text:p text:style-name="Table_20_Contents">fr</text:p>
          </table:table-cell>
          <table:table-cell table:style-name="Tableau1.A2" office:value-type="string">
            <text:p text:style-name="Table_20_Contents">Q150</text:p>
          </table:table-cell>
          <table:table-cell table:style-name="Tableau1.A2" office:value-type="string">
            <text:p text:style-name="Table_20_Contents">joli</text:p>
          </table:table-cell>
          <table:table-cell table:style-name="Tableau1.A2" office:value-type="string">
            <text:p text:style-name="Table_20_Contents">AdjMS</text:p>
          </table:table-cell>
          <table:table-cell table:style-name="Tableau1.A2" office:value-type="string">
            <text:p text:style-name="Table_20_Contents">joli</text:p>
          </table:table-cell>
          <table:table-cell table:style-name="Tableau1.A2" office:value-type="string">
            <text:p text:style-name="Table_20_Contents">AdjMS</text:p>
          </table:table-cell>
          <table:table-cell table:style-name="Tableau1.A2" office:value-type="string">
            <text:p text:style-name="Table_20_Contents">Adj</text:p>
          </table:table-cell>
          <table:table-cell table:style-name="Tableau1.H2" office:value-type="string">
            <text:p text:style-name="Table_20_Contents"/>
          </table:table-cell>
        </table:table-row>
        <table:table-row>
          <table:table-cell table:style-name="Tableau1.A2" office:value-type="string">
            <text:p text:style-name="Table_20_Contents">fr</text:p>
          </table:table-cell>
          <table:table-cell table:style-name="Tableau1.A2" office:value-type="string">
            <text:p text:style-name="Table_20_Contents">Q150</text:p>
          </table:table-cell>
          <table:table-cell table:style-name="Tableau1.A2" office:value-type="string">
            <text:p text:style-name="Table_20_Contents">jolie</text:p>
          </table:table-cell>
          <table:table-cell table:style-name="Tableau1.A2" office:value-type="string">
            <text:p text:style-name="Table_20_Contents">AdjFS</text:p>
          </table:table-cell>
          <table:table-cell table:style-name="Tableau1.A2" office:value-type="string">
            <text:p text:style-name="Table_20_Contents">joli</text:p>
          </table:table-cell>
          <table:table-cell table:style-name="Tableau1.A2" office:value-type="string">
            <text:p text:style-name="Table_20_Contents">AdjFS</text:p>
          </table:table-cell>
          <table:table-cell table:style-name="Tableau1.A2" office:value-type="string">
            <text:p text:style-name="Table_20_Contents">Adj</text:p>
          </table:table-cell>
          <table:table-cell table:style-name="Tableau1.H2" office:value-type="string">
            <text:p text:style-name="Table_20_Contents"/>
          </table:table-cell>
        </table:table-row>
        <table:table-row>
          <table:table-cell table:style-name="Tableau1.A2" office:value-type="string">
            <text:p text:style-name="Table_20_Contents">oc</text:p>
          </table:table-cell>
          <table:table-cell table:style-name="Tableau1.A2" office:value-type="string">
            <text:p text:style-name="Table_20_Contents">Q14185</text:p>
          </table:table-cell>
          <table:table-cell table:style-name="Tableau1.A2" office:value-type="string">
            <text:p text:style-name="Table_20_Contents">ostal</text:p>
          </table:table-cell>
          <table:table-cell table:style-name="Tableau1.A2" office:value-type="string">
            <text:p text:style-name="Table_20_Contents">NomComMS</text:p>
          </table:table-cell>
          <table:table-cell table:style-name="Tableau1.A2" office:value-type="string">
            <text:p text:style-name="Table_20_Contents">ostal</text:p>
          </table:table-cell>
          <table:table-cell table:style-name="Tableau1.A2" office:value-type="string">
            <text:p text:style-name="Table_20_Contents">NomComMS</text:p>
          </table:table-cell>
          <table:table-cell table:style-name="Tableau1.A2" office:value-type="string">
            <text:p text:style-name="Table_20_Contents">NomComM</text:p>
          </table:table-cell>
          <table:table-cell table:style-name="Tableau1.H2" office:value-type="string">
            <text:p text:style-name="Table_20_Contents">Q65529243</text:p>
          </table:table-cell>
        </table:table-row>
      </table:table>
      <text:p text:style-name="Text_20_body"/>
      <text:h text:style-name="P15" text:outline-level="2">catGenToWikidataCode.csv</text:h>
      <text:p text:style-name="P9"><text:tab/>catGenToWikidataCode.csv est un fichier qui met en relation les codes de catégories lexicales utilisés par Lo Congrès avec les identifiants des items Wikidata correspondants.<text:line-break/>La colonne 2 sert uniquement à la lecture, elle n'est pas utilisée par le programme.</text:p>
      <text:p text:style-name="P9"/>
      <text:p text:style-name="Text_20_body"><text:span text:style-name="T3"><text:tab/></text:span><text:span text:style-name="T2">Exemple :</text:span></text:p>
      <text:p text:style-name="P10"/>
      <table:table table:name="Tableau2" table:style-name="Tableau2">
        <table:table-column table:style-name="Tableau2.A" table:number-columns-repeated="3"/>
        <table:table-row>
          <table:table-cell table:style-name="Tableau2.A1" office:value-type="string">
            <text:p text:style-name="P3">Code Congrès</text:p>
          </table:table-cell>
          <table:table-cell table:style-name="Tableau2.A1" office:value-type="string">
            <text:p text:style-name="P3">Détail</text:p>
          </table:table-cell>
          <table:table-cell table:style-name="Tableau2.C1" office:value-type="string">
            <text:p text:style-name="P3">Identifiant Wikidata</text:p>
          </table:table-cell>
        </table:table-row>
        <table:table-row>
          <table:table-cell table:style-name="Tableau2.A2" office:value-type="string">
            <text:p text:style-name="Table_20_Contents">Adj</text:p>
          </table:table-cell>
          <table:table-cell table:style-name="Tableau2.A2" office:value-type="string">
            <text:p text:style-name="Table_20_Contents">Adjectif</text:p>
          </table:table-cell>
          <table:table-cell table:style-name="Tableau2.C2" office:value-type="string">
            <text:p text:style-name="P7">Q34698</text:p>
          </table:table-cell>
        </table:table-row>
        <table:table-row>
          <table:table-cell table:style-name="Tableau2.A2" office:value-type="string">
            <text:p text:style-name="Table_20_Contents">Adv</text:p>
          </table:table-cell>
          <table:table-cell table:style-name="Tableau2.A2" office:value-type="string">
            <text:p text:style-name="Table_20_Contents">Adverbe</text:p>
          </table:table-cell>
          <table:table-cell table:style-name="Tableau2.C2" office:value-type="string">
            <text:p text:style-name="P7">Q380057</text:p>
          </table:table-cell>
        </table:table-row>
      </table:table>
      <text:p text:style-name="P10"/>
      <text:h text:style-name="P16" text:outline-level="2">detailCat.csv</text:h>
      <text:p text:style-name="Text_20_body"><text:tab/>detailCat.csv est un fichier qui détaille une catégorie grammaticale. Pour une catégorie grammaticale donnée, ce fichier renseigne la catégorie lexicale correspondante ainsi que les codes Wikidata des catégories grammaticales (féminin, masculin, pluriel, indicatif...).</text:p>
      <text:p text:style-name="Text_20_body"><text:tab/>Les colonnes 1 et 2 servent à renseigner le genre et le nombre, les colonnes 3 et 4 sont utilisées pour les verbes pour renseigner le temps et le mode. La colonne 3 sert aussi à renseigner d'autres catégories spéciales comme le code pour « interjection ».</text:p>
      <text:p text:style-name="Text_20_body"/>
      <text:p text:style-name="Text_20_body"><text:tab/><text:span text:style-name="T2">Exemple :</text:span></text:p>
      <text:p text:style-name="P10"/>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3">Catégorie gram.</text:p>
          </table:table-cell>
          <table:table-cell table:style-name="Tableau3.A1" office:value-type="string">
            <text:p text:style-name="P3">Catégorie lex.</text:p>
          </table:table-cell>
          <table:table-cell table:style-name="Tableau3.A1" office:value-type="string">
            <text:p text:style-name="P3">Nombre</text:p>
          </table:table-cell>
          <table:table-cell table:style-name="Tableau3.A1" office:value-type="string">
            <text:p text:style-name="P3">Genre</text:p>
          </table:table-cell>
          <table:table-cell table:style-name="Tableau3.A1" office:value-type="string">
            <text:p text:style-name="P3">Mode / Autre catégories</text:p>
          </table:table-cell>
          <table:table-cell table:style-name="Tableau3.F1" office:value-type="string">
            <text:p text:style-name="P3">Temps</text:p>
          </table:table-cell>
        </table:table-row>
        <table:table-row>
          <table:table-cell table:style-name="Tableau3.A2" office:value-type="string">
            <text:p text:style-name="Table_20_Contents">AdjFP</text:p>
          </table:table-cell>
          <table:table-cell table:style-name="Tableau3.A2" office:value-type="string">
            <text:p text:style-name="Table_20_Contents">Adj</text:p>
          </table:table-cell>
          <table:table-cell table:style-name="Tableau3.A2" office:value-type="string">
            <text:p text:style-name="P7">Q146786</text:p>
          </table:table-cell>
          <table:table-cell table:style-name="Tableau3.A2" office:value-type="string">
            <text:p text:style-name="P7">Q1775415</text:p>
          </table:table-cell>
          <table:table-cell table:style-name="Tableau3.A2" office:value-type="string">
            <text:p text:style-name="Table_20_Contents"/>
          </table:table-cell>
          <table:table-cell table:style-name="Tableau3.F2" office:value-type="string">
            <text:p text:style-name="Table_20_Contents"/>
          </table:table-cell>
        </table:table-row>
        <table:table-row>
          <table:table-cell table:style-name="Tableau3.A2" office:value-type="string">
            <text:p text:style-name="P7">NomPropMP</text:p>
          </table:table-cell>
          <table:table-cell table:style-name="Tableau3.A2" office:value-type="string">
            <text:p text:style-name="P7">NomPropMP</text:p>
          </table:table-cell>
          <table:table-cell table:style-name="Tableau3.A2" office:value-type="string">
            <text:p text:style-name="P7">Q146786</text:p>
          </table:table-cell>
          <table:table-cell table:style-name="Tableau3.A2" office:value-type="string">
            <text:p text:style-name="P7">Q499327</text:p>
          </table:table-cell>
          <table:table-cell table:style-name="Tableau3.A2" office:value-type="string">
            <text:p text:style-name="Table_20_Contents"/>
          </table:table-cell>
          <table:table-cell table:style-name="Tableau3.F2" office:value-type="string">
            <text:p text:style-name="Table_20_Contents"/>
          </table:table-cell>
        </table:table-row>
        <table:table-row>
          <table:table-cell table:style-name="Tableau3.A2" office:value-type="string">
            <text:p text:style-name="P7">VerbeIndFut1p</text:p>
          </table:table-cell>
          <table:table-cell table:style-name="Tableau3.A2" office:value-type="string">
            <text:p text:style-name="Table_20_Contents">Verbe</text:p>
          </table:table-cell>
          <table:table-cell table:style-name="Tableau3.A2" office:value-type="string">
            <text:p text:style-name="P7">Q146786</text:p>
          </table:table-cell>
          <table:table-cell table:style-name="Tableau3.A2" office:value-type="string">
            <text:p text:style-name="Table_20_Contents"/>
          </table:table-cell>
          <table:table-cell table:style-name="Tableau3.A2" office:value-type="string">
            <text:p text:style-name="P7">Q682111</text:p>
          </table:table-cell>
          <table:table-cell table:style-name="Tableau3.F2" office:value-type="string">
            <text:p text:style-name="P7">Q344</text:p>
          </table:table-cell>
        </table:table-row>
      </table:table>
      <text:p text:style-name="Standard"/>
      <text:h text:style-name="P17" text:outline-level="1">Problèmes connus</text:h>
      <text:h text:style-name="Heading_20_2" text:outline-level="2">Lexèmes récemment crées introuvable</text:h>
      <text:p text:style-name="Text_20_body"><text:tab/><text:span text:style-name="T2">Origine </text:span>: En cas de trafic important sur le site Wikidata une latence dans l'enregistrement des données peut arriver. </text:p>
      <text:p text:style-name="Text_20_body"><text:tab/><text:span text:style-name="T2">Conséquence </text:span>: Un lexème tout juste créé par AitalvivemBot peut ne pas être immédiatement référencé. Si on essaie d'ajouter une forme à ce lexème immédiatement après, la recherche de lexème ne trouvera rien et recréera donc un nouveau lexème.</text:p>
      <text:p text:style-name="Text_20_body"><text:tab/><text:span text:style-name="T2">Solution proposée </text:span>: Ce problème étant difficile à anticiper (à moins de connaître en temps réel le trafic sur le site de Wikidata) une solution pour contourner le problème consiste à organiser le fichier <text:a xlink:type="simple" xlink:href="#5.1.maindata.csv|outline" text:style-name="Internet_20_link" text:visited-style-name="Visited_20_Internet_20_Link">maindata.csv</text:a> de manière à ce que tous les lemmes soient enregistrer en premiers. Ainsi ils existerons et seront référencés malgré une latence potentielle lorsque le Bot ajoutera les formes fléch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ff6600"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left="2cm" fo:margin-right="0cm" fo:text-indent="-0.76cm" style:auto-text-indent="false" style:page-number="auto">
        <style:tab-stops>
          <style:tab-stop style:position="1cm"/>
        </style:tab-stops>
      </style:paragraph-properties>
      <style:text-properties fo:color="#ff6600" fo:font-size="14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color="#ff6600" fo:font-size="16pt" fo:font-weight="bold" style:font-size-asian="16pt" style:font-weight-asian="bold" style:font-size-complex="16pt" style:font-weight-complex="normal"/>
    </style:style>
    <style:style style:name="Contents_20_1" style:display-name="Contents 1" style:family="paragraph" style:parent-style-name="Index" style:class="index" style:master-page-name="">
      <style:paragraph-properties fo:margin-left="0cm" fo:margin-right="0cm" fo:margin-top="0.101cm" fo:margin-bottom="0cm" fo:text-indent="0cm" style:auto-text-indent="false" style:page-number="auto">
        <style:tab-stops>
          <style:tab-stop style:position="17cm" style:type="right" style:leader-style="dotted" style:leader-text="."/>
        </style:tab-stops>
      </style:paragraph-properties>
      <style:text-properties style:use-window-font-color="true" style:font-name="Arial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cm"/>
          <style:tab-stop style:position="8.5cm" style:type="center"/>
          <style:tab-stop style:position="17cm" style:type="right"/>
        </style:tab-stops>
      </style:paragraph-properties>
    </style:style>
    <style:style style:name="MT1" style:family="text">
      <style:text-properties style:font-name="Arial"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incent Gleizes</text:span><text:tab/><text:tab/><text:span text:style-name="MT1">P. </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15T12:26:44.62</meta:creation-date>
    <dc:date>2019-07-22T12:23:11.84</dc:date>
    <meta:editing-duration>PT5H43M9S</meta:editing-duration>
    <meta:editing-cycles>46</meta:editing-cycles>
    <meta:generator>OpenOffice/4.1.5$Win32 OpenOffice.org_project/415m1$Build-9789</meta:generator>
    <meta:document-statistic meta:table-count="3" meta:image-count="0" meta:object-count="0" meta:page-count="9" meta:paragraph-count="197" meta:word-count="1391" meta:character-count="9028"/>
  </office:meta>
</office:document-meta>
</file>